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dium-content-serif-font" svg:font-family="medium-content-serif-font, 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start" style:justify-single-word="false"/>
      <style:text-properties officeooo:rsid="00110cb1" officeooo:paragraph-rsid="00110cb1"/>
    </style:style>
    <style:style style:name="P2" style:family="paragraph" style:parent-style-name="Text_20_body">
      <style:text-properties officeooo:rsid="00110cb1" officeooo:paragraph-rsid="00110cb1"/>
    </style:style>
    <style:style style:name="P3" style:family="paragraph" style:parent-style-name="Text_20_body">
      <style:paragraph-properties fo:text-align="start" style:justify-single-word="false"/>
      <style:text-properties officeooo:rsid="00110cb1" officeooo:paragraph-rsid="00110cb1"/>
    </style:style>
    <style:style style:name="P4" style:family="paragraph" style:parent-style-name="Text_20_body">
      <style:paragraph-properties fo:text-align="justify" style:justify-single-word="false"/>
      <style:text-properties officeooo:rsid="0012c414" officeooo:paragraph-rsid="0012c414"/>
    </style:style>
    <style:style style:name="P5" style:family="paragraph" style:parent-style-name="Text_20_body">
      <style:paragraph-properties fo:text-align="justify" style:justify-single-word="false"/>
      <style:text-properties officeooo:rsid="00147ab2" officeooo:paragraph-rsid="00147ab2"/>
    </style:style>
    <style:style style:name="P6" style:family="paragraph" style:parent-style-name="Text_20_body">
      <style:paragraph-properties fo:text-align="justify" style:justify-single-word="false"/>
      <style:text-properties officeooo:rsid="00161c62" officeooo:paragraph-rsid="00170ffd"/>
    </style:style>
    <style:style style:name="P7" style:family="paragraph" style:parent-style-name="Text_20_body">
      <style:paragraph-properties fo:text-align="justify" style:justify-single-word="false"/>
      <style:text-properties officeooo:paragraph-rsid="0012c414"/>
    </style:style>
    <style:style style:name="P8" style:family="paragraph" style:parent-style-name="Text_20_body">
      <style:paragraph-properties fo:padding="0.0291in" fo:border-left="none" fo:border-right="none" fo:border-top="none" fo:border-bottom="0.99pt solid #000000" style:join-border="false"/>
      <style:text-properties officeooo:rsid="00110cb1" officeooo:paragraph-rsid="00110cb1"/>
    </style:style>
    <style:style style:name="P9" style:family="paragraph" style:parent-style-name="Subtitle">
      <style:paragraph-properties fo:text-align="justify" style:justify-single-word="false"/>
      <style:text-properties officeooo:rsid="00110cb1" officeooo:paragraph-rsid="00110cb1"/>
    </style:style>
    <style:style style:name="P10" style:family="paragraph" style:parent-style-name="Subtitle">
      <style:paragraph-properties fo:text-align="start" style:justify-single-word="false"/>
      <style:text-properties officeooo:rsid="00161c62" officeooo:paragraph-rsid="00161c62"/>
    </style:style>
    <style:style style:name="T1" style:family="text">
      <style:text-properties style:text-position="super 58%"/>
    </style:style>
    <style:style style:name="T2" style:family="text">
      <style:text-properties style:text-position="0% 100%"/>
    </style:style>
    <style:style style:name="T3" style:family="text">
      <style:text-properties officeooo:rsid="0012c414"/>
    </style:style>
    <style:style style:name="T4" style:family="text">
      <style:text-properties fo:font-variant="normal" fo:text-transform="none" style:font-name="Liberation Serif" fo:font-size="12pt" fo:letter-spacing="normal" fo:font-style="normal" fo:font-weight="normal" style:font-size-asian="12pt" style:font-size-complex="12pt"/>
    </style:style>
    <style:style style:name="T5" style:family="text">
      <style:text-properties fo:font-variant="normal" fo:text-transform="none" style:font-name="Liberation Serif" fo:font-size="12pt" fo:letter-spacing="normal" fo:font-style="normal" fo:font-weight="normal" officeooo:rsid="0012c414" style:font-size-asian="12pt" style:font-size-complex="12pt"/>
    </style:style>
    <style:style style:name="T6"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style:font-name="Liberation Serif" fo:font-size="12pt" fo:letter-spacing="normal" fo:font-style="normal" fo:font-weight="normal" officeooo:rsid="00170ffd" style:font-size-asian="12pt" style:font-weight-asian="normal" style:font-size-complex="12pt" style:font-weight-complex="normal"/>
    </style:style>
    <style:style style:name="T8"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9" style:family="text">
      <style:text-properties officeooo:rsid="00147a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Review</text:p>
      <text:p text:style-name="P2"/>
      <text:p text:style-name="P2">December 5<text:span text:style-name="T1">th</text:span>, 2017</text:p>
      <text:p text:style-name="P8">Jesús Martínez<text:line-break/></text:p>
      <text:p text:style-name="P2"/>
      <text:p text:style-name="P9">STRIPS</text:p>
      <text:p text:style-name="P7"><text:span text:style-name="T3">In the year 1971, at the Stanford Research Institute, </text:span><text:span text:style-name="T4">Richard Fikes and Nils Nilsson </text:span><text:span text:style-name="T5">developed STRIPS, the planning component of Shakey, the first machine capable of reasoning about its own actions and considered by many people the precursor of self-driving cars, drones and other robots and intelligent agents. What’s really interesting about STRIPS is the representational language used by it, which far exceeded the scope of the Shaky project and became a ground-breaking advancement in the field of AI.</text:span></text:p>
      <text:p text:style-name="P4"><text:span text:style-name="T4">STRIPS as a planning language is comprised of several key components: </text:span><text:span text:style-name="T8">State</text:span><text:span text:style-name="T6">, which is a conjunction of positive literals that cannot contain functions; </text:span><text:span text:style-name="T8">Goal</text:span><text:span text:style-name="T6">, which for all purposes is a State (again, only positive literals, no functions) and, finally </text:span><text:span text:style-name="T8">Actions</text:span><text:span text:style-name="T6">, which define transitions between States via preconditions and postconditions (effects).</text:span></text:p>
      <text:p text:style-name="P5"><text:span text:style-name="T6">In STRIPS, actions’ effects are added to the world if and only if they’re positive. If they’re negative, they’re removed.</text:span></text:p>
      <text:p text:style-name="P5"><text:span text:style-name="T6">It is worth </text:span><text:span text:style-name="T7">mentioning</text:span><text:span text:style-name="T6"> that the real impact of STRIP i</text:span><text:span text:style-name="T7">s </text:span><text:span text:style-name="T6">its representational power rather than its algorithmic approach.</text:span></text:p>
      <text:p text:style-name="P9">ADL <text:span text:style-name="T9">and </text:span>PDDL</text:p>
      <text:p text:style-name="P5">Although the appearance of STRIP was a turning point in the history of Artificial Intelligence and, in particular, in the field of planning, it has noticeable limitations that were relaxed by ADL, which stands for Action Description Language (Pednault, 1986). ADL doesn’t assume that not mentioned literals are false (as happens in STRIP), but unknown. It also allows negative literals, disjunctions and quantified variables in goals, unlike STRIP.</text:p>
      <text:p text:style-name="P5">The Problem Domain Description Language (Ghallab et al, 1998) was born as a mean to standardize the ecosystem of planning languages (such as STRIPS, ADL, among others) and has been used as the standard language for the planning competitions at the AIPS conference, beginning in 1998.</text:p>
      <text:p text:style-name="P3"/>
      <text:p text:style-name="P10"><text:soft-page-break/>GRAPHPLAN</text:p>
      <text:p text:style-name="P6">GRAPHLAN surged up in the mid nineties by the hands of Avrim Blum and Merrick Furst (1995, 1997) and it revitalized the field of planning, mainly due to the fact of being orders of magnitude faster than the partial-order planning algorithms of the time. </text:p>
      <text:p text:style-name="P6">GRAPHPLAN works by, first, checking if all the goal literals are present in the current level of the graph and no pair of them are connected by mutual exclusion links. Then, if that’s the case a solution might exist within the current graph. If not, then the graph is expanded by adding the actions of the current level and the state literals for the next level. Eventually, either a solution is found or the algorithm determines that the planning problem is unsolv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dium-content-serif-font" svg:font-family="medium-content-serif-font, Georgia, Cambr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23:10:17.375238336</meta:creation-date>
    <meta:generator>LibreOffice/5.1.6.2$Linux_X86_64 LibreOffice_project/10m0$Build-2</meta:generator>
    <dc:date>2017-12-05T23:46:10.263487814</dc:date>
    <meta:editing-duration>PT4M42S</meta:editing-duration>
    <meta:editing-cycles>2</meta:editing-cycles>
    <meta:document-statistic meta:table-count="0" meta:image-count="0" meta:object-count="0" meta:page-count="2" meta:paragraph-count="14" meta:word-count="420" meta:character-count="2624" meta:non-whitespace-character-count="2216"/>
  </office:meta>
</office:document-meta>
</file>